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100004602000047637D5B598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6"/>
    <style:style style:name="P4" style:family="paragraph" style:parent-style-name="Text_20_body" style:list-style-name="L6"/>
    <style:style style:name="P5" style:family="paragraph" style:parent-style-name="Text_20_body" style:list-style-name="L6"/>
    <style:style style:name="P6" style:family="paragraph" style:parent-style-name="Text_20_body" style:list-style-name="L6"/>
    <style:style style:name="P7" style:family="paragraph" style:parent-style-name="Text_20_body">
      <style:paragraph-properties fo:keep-together="always" fo:keep-with-next="always"/>
    </style:style>
    <style:style style:name="P8" style:family="paragraph" style:parent-style-name="Text_20_body">
      <style:paragraph-properties fo:margin-left="2cm" fo:margin-right="0cm" fo:text-indent="0cm" style:auto-text-indent="false"/>
    </style:style>
    <style:style style:name="P9" style:family="paragraph" style:parent-style-name="Text_20_body">
      <style:paragraph-properties fo:margin-left="2cm" fo:margin-right="0cm" fo:text-indent="0cm" style:auto-text-indent="false" fo:background-color="#e6e6e6">
        <style:background-image/>
      </style:paragraph-properties>
    </style:style>
    <style:style style:name="P10" style:family="paragraph" style:parent-style-name="Text_20_body" style:master-page-name="">
      <style:paragraph-properties fo:margin-left="2cm" fo:margin-right="0cm" fo:text-indent="0cm" style:auto-text-indent="false" fo:background-color="#e6e6e6">
        <style:background-image/>
      </style:paragraph-properties>
      <style:text-properties fo:language="zxx" fo:country="none"/>
    </style:style>
    <style:style style:name="P11" style:family="paragraph" style:parent-style-name="Text_20_body">
      <style:paragraph-properties fo:margin-left="4.001cm" fo:margin-right="0cm" fo:text-indent="-2cm" style:auto-text-indent="false" fo:background-color="#e6e6e6">
        <style:tab-stops/>
        <style:background-image/>
      </style:paragraph-properties>
      <style:text-properties fo:language="zxx" fo:country="none"/>
    </style:style>
    <style:style style:name="P12" style:family="paragraph" style:parent-style-name="Text_20_body" style:master-page-name="">
      <style:paragraph-properties fo:keep-together="always" fo:keep-with-next="always"/>
    </style:style>
    <style:style style:name="P13" style:family="paragraph" style:parent-style-name="Text_20_body" style:master-page-name="">
      <style:paragraph-properties fo:keep-with-next="always"/>
    </style:style>
    <style:style style:name="P14" style:family="paragraph" style:parent-style-name="Heading_20_1">
      <style:paragraph-properties fo:break-before="pag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bold" style:font-weight-asian="bold" style:font-weight-complex="bold"/>
    </style:style>
    <style:style style:name="T5" style:family="text">
      <style:text-properties fo:language="zxx" fo:country="none"/>
    </style:style>
    <style:style style:name="T6" style:family="text">
      <style:text-properties style:text-line-through-style="solid"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05cm" text:min-label-width="0.635cm"/>
      </text:list-level-style-number>
      <text:list-level-style-number text:level="2" text:style-name="Numbering_20_Symbols" style:num-suffix="." style:num-format="1">
        <style:list-level-properties text:space-before="0.965cm" text:min-label-width="0.635cm"/>
      </text:list-level-style-number>
      <text:list-level-style-number text:level="3" text:style-name="Numbering_20_Symbols" style:num-suffix="." style:num-format="1">
        <style:list-level-properties text:space-before="2.235cm" text:min-label-width="0.635cm"/>
      </text:list-level-style-number>
      <text:list-level-style-number text:level="4" text:style-name="Numbering_20_Symbols" style:num-suffix="." style:num-format="1">
        <style:list-level-properties text:space-before="3.505cm" text:min-label-width="0.635cm"/>
      </text:list-level-style-number>
      <text:list-level-style-number text:level="5" text:style-name="Numbering_20_Symbols" style:num-suffix="." style:num-format="1">
        <style:list-level-properties text:space-before="4.775cm" text:min-label-width="0.635cm"/>
      </text:list-level-style-number>
      <text:list-level-style-number text:level="6" text:style-name="Numbering_20_Symbols" style:num-suffix="." style:num-format="1">
        <style:list-level-properties text:space-before="6.045cm" text:min-label-width="0.635cm"/>
      </text:list-level-style-number>
      <text:list-level-style-number text:level="7" text:style-name="Numbering_20_Symbols" style:num-suffix="." style:num-format="1">
        <style:list-level-properties text:space-before="7.315cm" text:min-label-width="0.635cm"/>
      </text:list-level-style-number>
      <text:list-level-style-number text:level="8" text:style-name="Numbering_20_Symbols" style:num-suffix="." style:num-format="1">
        <style:list-level-properties text:space-before="8.585cm" text:min-label-width="0.635cm"/>
      </text:list-level-style-number>
      <text:list-level-style-number text:level="9" text:style-name="Numbering_20_Symbols" style:num-suffix="." style:num-format="1">
        <style:list-level-properties text:space-before="9.855cm" text:min-label-width="0.635cm"/>
      </text:list-level-style-number>
      <text:list-level-style-number text:level="10" text:style-name="Numbering_20_Symbols" style:num-suffix="." style:num-format="1">
        <style:list-level-properties text:space-before="11.12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5">Einführung<text:tab/>2</text:p>
          <text:p text:style-name="P15">Programmstruktur<text:tab/>2</text:p>
          <text:p text:style-name="P16">Klasse Ruleset<text:tab/>3</text:p>
          <text:p text:style-name="P16">Klasse OutputFormat<text:tab/>4</text:p>
          <text:p text:style-name="P16">Klasse Gem<text:tab/>4</text:p>
          <text:p text:style-name="P16">InputRule<text:tab/>4</text:p>
          <text:p text:style-name="P16">Replacements<text:tab/>5</text:p>
          <text:p text:style-name="P15">Datenbank<text:tab/>5</text:p>
          <text:p text:style-name="P15">Quellen<text:tab/>6</text:p>
        </text:index-body>
      </text:table-of-content>
      <text:h text:style-name="Heading_20_1" text:outline-level="1"/>
      <text:h text:style-name="P14" text:outline-level="1">Einführung</text:h>
      <text:p text:style-name="Text_20_body">Wir mögen Fernsehserien so sehr, dass wir sie archivieren. Wenn wir sie bekommen haben die einzelnen Videos Dateinamen in denen prinzipiell schon alle Information vorhanden sind. Leider sind diese Dateinamen schlichtweg nicht schön:</text:p>
      <text:p text:style-name="Dateinamen">The.Simpsons.S18E10.PDTV.XviD-NoTV.av</text:p>
      <text:p text:style-name="Dateinamen">The.Simpsons.S18E12.PDTV.XviD-LOL.avi</text:p>
      <text:p text:style-name="Dateinamen">The.Simpsons.S18E13.PDTV.XviD-2HD.avi</text:p>
      <text:p text:style-name="Dateinamen">The.Simpsons.S18E14.PDTV.XviD-LOL.avi</text:p>
      <text:p text:style-name="Dateinamen">The.Simpsons.S18E16.PDTV.XviD-LOL.avi</text:p>
      <text:p text:style-name="Text_20_body">Schöner wäre:</text:p>
      <text:p text:style-name="Dateinamen">The Simpsons – 18x10.avi</text:p>
      <text:p text:style-name="Dateinamen">The Simpsons - 18x12.avi</text:p>
      <text:p text:style-name="Dateinamen">The Simpsons - 18x13.avi</text:p>
      <text:p text:style-name="Dateinamen">The Simpsons - 18x14.avi</text:p>
      <text:p text:style-name="Dateinamen">The Simpsons - 18x16.avi</text:p>
      <text:p text:style-name="Text_20_body">Genau dies soll das Programm „Renamer“ leisten.</text:p>
      <text:p text:style-name="Text_20_body">Wenn man sich den Markt für Programme anschaut, die Dateien umbenennen, stellt man fest, dass es schon eine unglaubliche Menge an Programmen gibt die eine ähnliche Funktionalität besitzen. Warum noch ein Weiteres?</text:p>
      <text:p text:style-name="Text_20_body">Alle diese Programme funktionieren gut, wenn man alle Dateien, die man umbenennen möchte schon auf der Festplatte hat. Diese benennt man um und danach hat das Programm seinen Dienst getan.</text:p>
      <text:p text:style-name="Text_20_body">Unsere Situation stellt sich jedoch anders dar: Es ist abzusehen, dass viele Dateien umbenannt werden sollen, jedoch sind diese noch gar nicht verfügbar. Es ist schwierig den richtigen Zeitpunkt abzupassen, wann genug Dateien da sind, dass es sich lohnen würde die in einem Rutsch umzubenennen. Und selbst dann kommt nächste Woche garantiert die nächste Folge raus.</text:p>
      <text:p text:style-name="Text_20_body">Unser Programm unterscheidet sich von allen anderen dadurch, dass wir eine Art Langzeitgedächtnis aufbauen. Die Regeln nach denen Dateien umbenannt werden, werden nach dem Umbenennen gespeichert. </text:p>
      <text:p text:style-name="Text_20_body">Dies hat zur Folge, dass es keinen Unterschied macht, ob man viele Dateien auf einmal oder wenige Dateien häufig umbenennt. Der Aufwand ist der selbe.</text:p>
      <text:h text:style-name="Heading_20_1" text:outline-level="1">Programmstruktur</text:h>
      <text:p text:style-name="Text_20_body">Im groben teilt sich das Programm in zwei Funktionen auf:</text:p>
      <text:list text:style-name="L1">
        <text:list-item>
          <text:p text:style-name="P1">Informationen aus einem Dateinamen extrahieren</text:p>
        </text:list-item>
        <text:list-item>
          <text:p text:style-name="P1">Neuen Dateinamen zusammensetzen</text:p>
        </text:list-item>
      </text:list>
      <text:p text:style-name="P12">Dies sieht noch recht simpel aus, um es jedoch korrekt umzusetzen entsteht ein recht stattliches Objektmodell:</text:p>
      <text:p text:style-name="P7"><draw:frame draw:style-name="fr1" draw:name="Rahmen1" text:anchor-type="as-char" svg:y="-14.332cm" svg:width="16.999cm" draw:z-index="0"><draw:text-box fo:min-height="17.332cm"><text:p text:style-name="Illustration"><draw:frame draw:style-name="fr2" draw:name="Grafik1" text:anchor-type="paragraph" svg:x="0.004cm" svg:y="0.002cm" svg:width="16.999cm" style:rel-width="100%" svg:height="17.332cm" style:rel-height="scale" draw:z-index="1"><draw:image xlink:href="Pictures/2000012100004602000047637D5B5989.wmf" xlink:type="simple" xlink:show="embed" xlink:actuate="onLoad"/></draw:frame>Abbildung <text:sequence text:ref-name="refIllustration0" text:name="Illustration" text:formula="ooow:Illustration+1" style:num-format="1">1</text:sequence>: Objektmodell</text:p></draw:text-box></draw:frame>Aus Gründen der Übersichtlichkeit sind nicht alle Methoden und Attribute aufgelistet.</text:p>
      <text:h text:style-name="Heading_20_2" text:outline-level="2">Klasse Ruleset</text:h>
      <text:p text:style-name="Text_20_body">Diese Klasse ist der Einstiegspunkt ins Objektmodell. Hier wird die Datenbank geöffnet. Als wichtigste Methode gibt es <text:span text:style-name="CodeImText">ApplyTo()</text:span>. <text:s/>Im Endeffekt muss man dieser Methode nur einen Dateinamen übergeben und man bekommt einen verschönerten zurück.</text:p>
      <text:p text:style-name="Text_20_body">Die Idee ist, dass für jede Art von Serien ein <text:span text:style-name="CodeImText">Ruleset</text:span> existiert.</text:p>
      <text:h text:style-name="Heading_20_2" text:outline-level="2">Klasse OutputFormat</text:h>
      <text:p text:style-name="P13">Im Eingangsbeispiel sind die resultierenden Dateinamen sehr identisch. Im realen Leben ist es jedoch nicht immer so einfach. Man betrachte folgende Dateinamen:</text:p>
      <text:p text:style-name="Dateinamen">The Simpsons – 18x10.avi</text:p>
      <text:p text:style-name="Dateinamen">The Simpsons – 06x16 - Bart vs. Australia.avi</text:p>
      <text:p text:style-name="Dateinamen">The Simpsons – 06x25 - Who Shot Mr. Burns? (Part 1).avi</text:p>
      <text:p text:style-name="Dateinamen">The Simpsons – 07x01 - Who Shot Mr. Burns? (Part 2).avi</text:p>
      <text:p text:style-name="Text_20_body">Dies sind die typischen Möglichkeit eine Serie zu benennen. Die ersten beiden Information die aus allen Dateinamen extrahiert werden kann ist die <text:span text:style-name="T1">Staffel</text:span> und <text:span text:style-name="T1">Episode</text:span>. Die nächste interessante Information ist der <text:span text:style-name="T1">Titel</text:span><text:span text:style-name="T2">. Leider steht diese Information nicht immer zur Verfügung. Wenn Sie jedoch da ist soll sie auch genutzt werden. In seltenen Fällen gibt es mehrteilige Folgen die inhaltlich zusammenhängen</text:span><text:span text:style-name="T1"> </text:span><text:span text:style-name="T2">(</text:span><text:span text:style-name="T1">Part</text:span><text:span text:style-name="T2">).</text:span></text:p>
      <text:p text:style-name="Text_20_body"><text:span text:style-name="T2">Um diesen Umständen Rechnung zu tragen ist es möglich für ein </text:span><text:span text:style-name="CodeImText"><text:span text:style-name="T2">Ruleset</text:span></text:span><text:span text:style-name="T2"> mehrere verschiedene Ausgabeformate zu erstellen.</text:span></text:p>
      <text:p text:style-name="Text_20_body"><text:span text:style-name="T2">Die könnte beispielsweise folgendermaßen aussehen:</text:span></text:p>
      <text:p text:style-name="Dateinamen">The Simpsons – <text:span text:style-name="T4">$staffel$</text:span>x<text:span text:style-name="T4">$episode$</text:span></text:p>
      <text:p text:style-name="Dateinamen">The Simpsons – <text:span text:style-name="T4">$staffel$</text:span>x<text:span text:style-name="T4">$episode$</text:span> - <text:span text:style-name="T4">$titel$</text:span></text:p>
      <text:p text:style-name="Dateinamen">The Simpsons – <text:span text:style-name="T4">$staffel$</text:span>x<text:span text:style-name="T4">$episode$</text:span> - <text:span text:style-name="T4">$titel$</text:span> (Part <text:span text:style-name="T4">$part$</text:span>)</text:p>
      <text:p text:style-name="Text_20_body">Die sind die Dateinamen die entstehen können mit Platzhaltern.</text:p>
      <text:h text:style-name="Heading_20_2" text:outline-level="2">Klasse Gem</text:h>
      <text:p text:style-name="Text_20_body">Aus Wikionary:</text:p>
      <text:p text:style-name="P10">gem (/ʤɛm/, plural gems)</text:p>
      <text:p text:style-name="P11">1.<text:tab/>A precious stone, usually of substantial monetary value or prized for its beauty or shine.</text:p>
      <text:p text:style-name="P9"><text:span text:style-name="T5">2. <text:tab/>(figuratively) any precious or highly valued thing or person</text:span></text:p>
      <text:p text:style-name="Text_20_body">Im Objektmodell ist die zwar die letzte Klasse, jedoch auch die wichtigste. <text:span text:style-name="CodeImText">Gems</text:span> sind die Information, die extrahiert werden (<text:span text:style-name="T1">Staffel, Episode, Titel, ...</text:span><text:span text:style-name="T2">). Wenn man die </text:span><text:span text:style-name="CodeImText"><text:span text:style-name="T2">Gems</text:span></text:span><text:span text:style-name="T2"> eines Dateinamens hat ist es nur noch eine Frage von Suchen &amp; Ersetzen, um den neuen Dateinamen zu generieren.</text:span></text:p>
      <text:h text:style-name="Heading_20_2" text:outline-level="2">Klasse InputRule</text:h>
      <text:p text:style-name="Text_20_body"><text:span text:style-name="T2">Hier geschieht das eigentliche extrahieren der </text:span><text:span text:style-name="CodeImText"><text:span text:style-name="T2">Gems</text:span></text:span><text:span text:style-name="T2"> mit Hilfe von regulären Ausdrücken.</text:span></text:p>
      <text:p text:style-name="Text_20_body"><text:span text:style-name="T2">Angenommen folgende Dateien sollen umbenannt werden:</text:span></text:p>
      <text:p text:style-name="Dateinamen">The.Simpsons.S18E10.PDTV.XviD-NoTV</text:p>
      <text:p text:style-name="Dateinamen">The.Simpsons.S18E12.PDTV.XviD-LOL</text:p>
      <text:p text:style-name="Text_20_body"><text:span text:style-name="T2">Ein regulärer Ausdruck der dazu passt wäre beispielsweise:</text:span></text:p>
      <text:p text:style-name="P8"><text:span text:style-name="CodeImText"><text:span text:style-name="T2">The\.Simpsons\.S\d+E\d+\.PDTV\.XviD-(NoTV|LOL)</text:span></text:span></text:p>
      <text:p text:style-name="Text_20_body"><text:span text:style-name="T2">Jedes Ausgabeformat kann mehrere verschiedene InputRules enthalten, da die original Dateinamen teilweise so unterschiedlich sind, dass es unmöglich ist alles mit einem Ausdruck zu „erschlagen“.</text:span></text:p>
      <text:p text:style-name="Text_20_body"><text:span text:style-name="T2">Es ist möglich mit regulären Ausdrücken Information zu extrahieren. Dies geschieht dadurch, dass die entsprechenden Teile in Klammern:</text:span></text:p>
      <text:p text:style-name="Text_20_body"><text:span text:style-name="T2"><text:tab/></text:span><text:span text:style-name="CodeImText"><text:span text:style-name="T2">The\.Simpsons\.S</text:span></text:span><text:span text:style-name="CodeImText"><text:span text:style-name="T3">(\d+)</text:span></text:span><text:span text:style-name="CodeImText"><text:span text:style-name="T2">E</text:span></text:span><text:span text:style-name="CodeImText"><text:span text:style-name="T3">(\d+)</text:span></text:span><text:span text:style-name="CodeImText"><text:span text:style-name="T2">\.PDTV\.XviD-(NoTV|LOL)</text:span></text:span></text:p>
      <text:p text:style-name="Text_20_body"><text:span text:style-name="T2">Den Indizes der geklammerten Ausdrücke werden jeweils einem bestimmtem </text:span><text:span text:style-name="CodeImText"><text:span text:style-name="T2">Gem</text:span></text:span><text:span text:style-name="T2"> zugeordnet.</text:span></text:p>
      <text:p text:style-name="Text_20_body"><text:span text:style-name="T2">Wie in </text:span><text:span text:style-name="T2"><text:sequence-ref text:reference-format="category-and-value" text:ref-name="refIllustration0">Abbildung 1</text:sequence-ref></text:span><text:span text:style-name="T2"> ersichtlich ist sind die </text:span><text:span text:style-name="CodeImText"><text:span text:style-name="T2">InputRules</text:span></text:span><text:span text:style-name="T2"> unterhalb der Ausgabeformate angeordnet. Dass heißt jedes Ausgabeformat hat eigene </text:span><text:span text:style-name="CodeImText"><text:span text:style-name="T2">InputRules</text:span></text:span><text:span text:style-name="T2">, die von anderen Ausgabeformaten unabhängig sind.</text:span></text:p>
      <text:h text:style-name="Heading_20_2" text:outline-level="2"><text:span text:style-name="T2">Klasse Replacements</text:span></text:h>
      <text:p text:style-name="Text_20_body"><text:span text:style-name="T2">Um das ganze noch </text:span><text:span text:style-name="T6">komplizierter</text:span><text:span text:style-name="T2"> einfacher zumachen gibt es noch die Möglichkeit Ersetzungen vorzunehmen. Dies vereinfacht die Sache insofern, dass bestimmte Text quasi global über das Ganze </text:span><text:span text:style-name="CodeImText"><text:span text:style-name="T2">Ruleset</text:span></text:span><text:span text:style-name="T2"> durch andere Texte ersetzen kann. Dies ermöglicht es dann auch bestimmte Dinge „zu löschen“.</text:span></text:p>
      <text:p text:style-name="Dateinamen"><text:span text:style-name="T2">the.unit.219.repack.hdtv.xvid.notv.[VTV]</text:span></text:p>
      <text:p text:style-name="Dateinamen"><text:span text:style-name="T2">The.Unit.S02E16.HDTV.XviD-NoTV</text:span></text:p>
      <text:p text:style-name="Dateinamen"><text:span text:style-name="T2">The.Unit.S02E17.HDTV.XviD-XOR</text:span></text:p>
      <text:p text:style-name="Dateinamen"><text:span text:style-name="T2">The.Unit.S02E18.HDTV.XviD-NoTV</text:span></text:p>
      <text:p text:style-name="Dateinamen"><text:span text:style-name="T2">The.Unit.S02E20.HDTV.XviD-LOL</text:span></text:p>
      <text:p text:style-name="Dateinamen"><text:span text:style-name="T2">The.Unit.S02E21.HDTV.XviD-XOR</text:span></text:p>
      <text:p text:style-name="Dateinamen"><text:span text:style-name="T2">The.Unit.S02E22.Freefall.HDTV.XviD-FQM</text:span></text:p>
      <text:p text:style-name="Text_20_body"><text:span text:style-name="T2">Ersetzt man </text:span><text:span text:style-name="CodeImText"><text:span text:style-name="T2">[\.-](HDTV|XviD|NoTV|XOR|LOL|FQM)</text:span></text:span><text:span text:style-name="T2"> durch nichts erhält man:</text:span></text:p>
      <text:p text:style-name="Dateinamen"><text:span text:style-name="T2">the.unit.219.repack.[VTV]</text:span></text:p>
      <text:p text:style-name="Dateinamen"><text:span text:style-name="T2">The.Unit.S02E16</text:span></text:p>
      <text:p text:style-name="Dateinamen"><text:span text:style-name="T2">The.Unit.S02E17</text:span></text:p>
      <text:p text:style-name="Dateinamen"><text:span text:style-name="T2">The.Unit.S02E18</text:span></text:p>
      <text:p text:style-name="Dateinamen"><text:span text:style-name="T2">The.Unit.S02E20</text:span></text:p>
      <text:p text:style-name="Dateinamen"><text:span text:style-name="T2">The.Unit.S02E21</text:span></text:p>
      <text:p text:style-name="Dateinamen"><text:span text:style-name="T2">The.Unit.S02E22.Freefall</text:span></text:p>
      <text:p text:style-name="Text_20_body"><text:span text:style-name="T2">Um nicht zu monströse reguläre Ausdrücke schreiben zu müssen, können an jeder Stelle an der Ersetzungen vorkommen immer gleich mehrere Ausdrücke und Ersetzungen (vgl. </text:span><text:span text:style-name="T2"><text:sequence-ref text:reference-format="category-and-value" text:ref-name="refIllustration0">Abbildung 1</text:sequence-ref></text:span><text:span text:style-name="T2">) angegeben werden.</text:span></text:p>
      <text:p text:style-name="Text_20_body"><text:span text:style-name="T2">Mehrere Ersetzungen deshalb, weil es auch einen Unterschied macht </text:span><text:span text:style-name="T1">wann</text:span><text:span text:style-name="T2"> ersetzt wird. Deswegen kennt die Ruleset-Klasse </text:span><text:span text:style-name="CodeImText">beforeReplacements</text:span><text:span text:style-name="T2"> und </text:span>afterReplacements<text:span text:style-name="T2">. Die <text:s/></text:span><text:span text:style-name="CodeImText">beforeReplacements</text:span><text:span text:style-name="T1"> </text:span><text:span text:style-name="T2">werden angewendet bevor irgendetwas anderes mit den Dateinamen getan wird. Die <text:s/></text:span><text:span text:style-name="CodeImText">afterReplacements</text:span><text:span text:style-name="T2"> kurz bevor die Datei tatsächlich umbenannt wird. An dieser Stelle bietet sich insbesondere an WhiteSpace am Ende zu entfernen.</text:span></text:p>
      <text:h text:style-name="Heading_20_1" text:outline-level="1"><text:span text:style-name="T2">Datenbank</text:span></text:h>
      <text:p text:style-name="Text_20_body"><text:span text:style-name="T2">Zur Speicherung der Daten aus dem Objektmodell nutzen wir Sqlite. Sqlite ist eine vollwertige Implementation des SQL92-Standards. Das Besondere an Sqlite ist, dass es keine Serverprozess oder überhaupt irgendein externer Prozess ist, sondern eine Bibliothek die statisch gelinkt werden kann.</text:span></text:p>
      <text:p text:style-name="Text_20_body"><text:span text:style-name="T2"/></text:p>
      <text:h text:style-name="Heading_20_1" text:outline-level="1"><text:span text:style-name="T2">Quellen</text:span></text:h>
      <text:list text:style-name="L6">
        <text:list-item>
          <text:p text:style-name="P3"><text:a xlink:type="simple" xlink:href="http://en.wiktionary.org/wiki/gem"><text:span text:style-name="T2">http://en.wiktionary.org/wiki/gem</text:span></text:a></text:p>
        </text:list-item>
        <text:list-item>
          <text:p text:style-name="P3"><text:a xlink:type="simple" xlink:href="http://www.famfamfam.com/lab/icons/"><text:span text:style-name="T2">http://www.famfamfam.com/lab/icons/</text:span></text:a></text:p>
        </text:list-item>
        <text:list-item>
          <text:p text:style-name="P3"><text:a xlink:type="simple" xlink:href="http://www.sqlite.org/"><text:span text:style-name="T2">http://www.sqlite.org/</text:span></text:a></text:p>
        </text:list-item>
        <text:list-item>
          <text:p text:style-name="P3"><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orphans="3" fo:widows="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inamen" style:family="paragraph" style:parent-style-name="Text_20_body" style:class="text">
      <style:paragraph-properties fo:background-color="#e6e6e6">
        <style:background-image/>
      </style:paragraph-properties>
      <style:text-properties style:font-name="Courier New" fo:language="zxx" fo:country="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odeImText" style:family="text">
      <style:text-properties style:font-name="Courier New"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5-13T13:57:51</meta:creation-date>
    <dc:creator>Lennart Wagner</dc:creator>
    <dc:date>2007-05-14T16:29:59</dc:date>
    <dc:language>de-DE</dc:language>
    <meta:editing-cycles>57</meta:editing-cycles>
    <meta:editing-duration>PT18H4M21S</meta:editing-duration>
    <meta:user-defined meta:name="Info 1"/>
    <meta:user-defined meta:name="Info 2"/>
    <meta:user-defined meta:name="Info 3"/>
    <meta:user-defined meta:name="Info 4"/>
    <meta:document-statistic meta:table-count="0" meta:image-count="1" meta:object-count="0" meta:page-count="6" meta:paragraph-count="95" meta:word-count="961" meta:character-count="6879"/>
  </office:meta>
</office:document-meta>
</file>